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libri3" svg:font-family="Calibri, Calibri" style:font-family-generic="swiss"/>
    <style:font-face style:name="Calibri4" svg:font-family="Calibri, 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3.051cm" fo:min-width="18.574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4.439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4.799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6.114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20.309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922cm" fo:min-width="24.48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009cm" fo:min-width="26.86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0.69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626cm" fo:min-width="10.85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209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706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19cm" fo:min-width="1.167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198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Liberation Serif1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P2" style:family="paragraph">
      <loext:graphic-properties draw:fill-color="#ffb66c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Liberation Serif1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P3" style:family="paragraph">
      <loext:graphic-properties draw:fill="solid"/>
      <style:paragraph-properties fo:text-align="center"/>
      <style:text-properties style:font-name="Times New Roman1" fo:font-size="18pt"/>
    </style:style>
    <style:style style:name="P4" style:family="paragraph">
      <style:paragraph-properties fo:text-align="center" style:writing-mode="lr-tb"/>
      <style:text-properties style:font-name="Liberation Serif1" fo:font-size="20pt" style:font-size-asian="20pt" style:font-size-complex="20pt"/>
    </style:style>
    <style:style style:name="P5" style:family="paragraph">
      <loext:graphic-properties draw:fill="none" draw:fill-color="#ffb66c"/>
      <style:paragraph-properties fo:text-align="center" style:writing-mode="lr-tb"/>
      <style:text-properties style:font-name="Liberation Serif1" fo:font-size="20pt" style:font-size-asian="20pt" style:font-size-complex="20pt"/>
    </style:style>
    <style:style style:name="P6" style:family="paragraph">
      <style:paragraph-properties fo:text-align="center" style:writing-mode="lr-tb"/>
      <style:text-properties style:font-name="Times New Roman1" fo:font-size="20pt" style:font-size-asian="20pt" style:font-size-complex="20pt"/>
    </style:style>
    <style:style style:name="P7" style:family="paragraph">
      <loext:graphic-properties draw:fill="solid" draw:fill-color="#729fcf"/>
      <style:paragraph-properties fo:text-align="center" style:writing-mode="lr-tb"/>
      <style:text-properties style:font-name="Times New Roman1" fo:font-size="20pt" style:font-size-asian="20pt" style:font-size-complex="20pt"/>
    </style:style>
    <style:style style:name="P8" style:family="paragraph">
      <loext:graphic-properties draw:fill="solid" draw:fill-color="#729fcf"/>
      <style:paragraph-properties fo:text-align="center" style:writing-mode="lr-tb"/>
      <style:text-properties style:font-name="Liberation Serif1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0pt" fo:language="ar" fo:country="SA" fo:font-style="normal" fo:text-shadow="none" style:text-underline-style="none" fo:font-weight="normal" style:letter-kerning="true" style:font-name-asian="Calibri3" style:font-size-asian="20pt" style:language-asian="ar" style:country-asian="SA" style:font-style-asian="normal" style:font-weight-asian="normal" style:font-name-complex="Calibri3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1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T3" style:family="text">
      <style:text-properties style:font-name="Liberation Serif1" fo:font-size="20pt" style:font-size-asian="20pt" style:font-size-complex="20pt"/>
    </style:style>
    <style:style style:name="T4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154cm" svg:height="3.381cm" svg:x="6.048cm" svg:y="0.599cm">
          <text:p text:style-name="P1"><text:span text:style-name="T1">Ma</text:span><text:span text:style-name="T1">has</text:span><text:span text:style-name="T1">isw</text:span><text:span text:style-name="T1">a </text:span><text:span text:style-name="T1">ma</text:span><text:span text:style-name="T1">mp</text:span><text:span text:style-name="T1">u </text:span><text:span text:style-name="T1">me</text:span><text:span text:style-name="T1">ngg</text:span><text:span text:style-name="T1">una</text:span><text:span text:style-name="T1">kan </text:span><text:span text:style-name="T1">met</text:span><text:span text:style-name="T1">ode</text:span><text:span text:style-name="T1">-</text:span><text:span text:style-name="T1">met</text:span><text:span text:style-name="T1">ode </text:span><text:span text:style-name="T1">nu</text:span><text:span text:style-name="T1">mer</text:span><text:span text:style-name="T1">ik</text:span></text:p>
          <text:p text:style-name="P1"><text:span text:style-name="T1">dal</text:span><text:span text:style-name="T1">am </text:span><text:span text:style-name="T1">me</text:span><text:span text:style-name="T1">nca</text:span><text:span text:style-name="T1">ri </text:span><text:span text:style-name="T1">sol</text:span><text:span text:style-name="T1">usi </text:span><text:span text:style-name="T1">dari </text:span><text:span text:style-name="T1">per</text:span><text:span text:style-name="T1">mas</text:span><text:span text:style-name="T1">ala</text:span><text:span text:style-name="T1">han </text:span><text:span text:style-name="T1">mat</text:span><text:span text:style-name="T1">em</text:span><text:span text:style-name="T1">atik</text:span></text:p>
          <text:p text:style-name="P1"><text:span text:style-name="T2">(C3</text:span><text:span text:style-name="T2">, </text:span><text:span text:style-name="T2">A3, </text:span><text:span text:style-name="T2">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625cm" svg:y1="5.753cm" svg:x2="15.625cm" svg:y2="3.939cm">
          <text:p/>
        </draw:line>
        <draw:custom-shape draw:style-name="gr3" draw:text-style-name="P5" draw:layer="layout" svg:width="15.019cm" svg:height="2.106cm" svg:x="8.116cm" svg:y="5.76cm">
          <text:p text:style-name="P4"><text:span text:style-name="T3">M</text:span><text:span text:style-name="T3">ah</text:span><text:span text:style-name="T3">as</text:span><text:span text:style-name="T3">is</text:span><text:span text:style-name="T3">w</text:span><text:span text:style-name="T3">a </text:span><text:span text:style-name="T3">m</text:span><text:span text:style-name="T3">a</text:span><text:span text:style-name="T3">m</text:span><text:span text:style-name="T3">pu </text:span><text:span text:style-name="T3">m</text:span><text:span text:style-name="T3">el</text:span><text:span text:style-name="T3">ak</text:span><text:span text:style-name="T3">uk</text:span><text:span text:style-name="T3">an </text:span><text:span text:style-name="T3">tu</text:span><text:span text:style-name="T3">ru</text:span><text:span text:style-name="T3">na</text:span><text:span text:style-name="T3">n </text:span><text:span text:style-name="T3">nu</text:span><text:span text:style-name="T3">m</text:span><text:span text:style-name="T3">er</text:span><text:span text:style-name="T3">ik</text:span></text:p>
          <text:p text:style-name="P4"><text:span text:style-name="T3">(C</text:span><text:span text:style-name="T3">3, </text:span><text:span text:style-name="T3">A</text:span><text:span text:style-name="T3">3, </text:span><text:span text:style-name="T3">P</text:span><text:span text:style-name="T3">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5.379cm" svg:height="2.106cm" svg:x="7.936cm" svg:y="9.311cm">
          <text:p text:style-name="P4"><text:span text:style-name="T3">M</text:span><text:span text:style-name="T3">ah</text:span><text:span text:style-name="T3">as</text:span><text:span text:style-name="T3">is</text:span><text:span text:style-name="T3">w</text:span><text:span text:style-name="T3">a </text:span><text:span text:style-name="T3">m</text:span><text:span text:style-name="T3">a</text:span><text:span text:style-name="T3">m</text:span><text:span text:style-name="T3">pu </text:span><text:span text:style-name="T3">m</text:span><text:span text:style-name="T3">el</text:span><text:span text:style-name="T3">ak</text:span><text:span text:style-name="T3">uk</text:span><text:span text:style-name="T3">an </text:span><text:span text:style-name="T3">in</text:span><text:span text:style-name="T3">te</text:span><text:span text:style-name="T3">gr</text:span><text:span text:style-name="T3">al </text:span><text:span text:style-name="T3">nu</text:span><text:span text:style-name="T3">m</text:span><text:span text:style-name="T3">er</text:span><text:span text:style-name="T3">ik</text:span></text:p>
          <text:p text:style-name="P4"><text:span text:style-name="T3">(C</text:span><text:span text:style-name="T3">3, </text:span><text:span text:style-name="T3">A</text:span><text:span text:style-name="T3">3, </text:span><text:span text:style-name="T3">P</text:span><text:span text:style-name="T3">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625cm" svg:y1="9.335cm" svg:x2="15.625cm" svg:y2="7.861cm">
          <text:p/>
        </draw:line>
        <draw:custom-shape draw:style-name="gr5" draw:text-style-name="P5" draw:layer="layout" svg:width="16.694cm" svg:height="2.107cm" svg:x="7.278cm" svg:y="12.808cm">
          <text:p text:style-name="P4"><text:span text:style-name="T3">Mahasiswa mampu melakukan interpolasi dan regresi</text:span></text:p>
          <text:p text:style-name="P4"><text:span text:style-name="T3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625cm" svg:y1="12.832cm" svg:x2="15.625cm" svg:y2="11.358cm">
          <text:p/>
        </draw:line>
        <draw:g>
          <draw:custom-shape draw:style-name="gr6" draw:text-style-name="P5" draw:layer="layout" svg:width="20.889cm" svg:height="2.552cm" svg:x="5.181cm" svg:y="16.307cm">
            <text:p text:style-name="P4"><text:span text:style-name="T3">M</text:span><text:span text:style-name="T3">ah</text:span><text:span text:style-name="T3">as</text:span><text:span text:style-name="T3">is</text:span><text:span text:style-name="T3">w</text:span><text:span text:style-name="T3">a </text:span><text:span text:style-name="T3">m</text:span><text:span text:style-name="T3">a</text:span><text:span text:style-name="T3">m</text:span><text:span text:style-name="T3">p</text:span><text:span text:style-name="T3">u </text:span><text:span text:style-name="T3">m</text:span><text:span text:style-name="T3">en</text:span><text:span text:style-name="T3">en</text:span><text:span text:style-name="T3">tu</text:span><text:span text:style-name="T3">ka</text:span><text:span text:style-name="T3">n </text:span><text:span text:style-name="T3">so</text:span><text:span text:style-name="T3">lu</text:span><text:span text:style-name="T3">si </text:span><text:span text:style-name="T3">da</text:span><text:span text:style-name="T3">ri </text:span><text:span text:style-name="T3">si</text:span><text:span text:style-name="T3">st</text:span><text:span text:style-name="T3">e</text:span><text:span text:style-name="T3">m </text:span><text:span text:style-name="T3">pe</text:span><text:span text:style-name="T3">rs</text:span><text:span text:style-name="T3">a</text:span><text:span text:style-name="T3">m</text:span><text:span text:style-name="T3">aa</text:span><text:span text:style-name="T3">n </text:span><text:span text:style-name="T3">li</text:span><text:span text:style-name="T3">ni</text:span><text:span text:style-name="T3">er</text:span></text:p>
            <text:p text:style-name="P4"><text:span text:style-name="T3">(</text:span><text:span text:style-name="T3">C</text:span><text:span text:style-name="T3">3, </text:span><text:span text:style-name="T3">A</text:span><text:span text:style-name="T3">3, </text:span><text:span text:style-name="T3">P</text:span><text:span text:style-name="T3">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5.625cm" svg:y1="16.33cm" svg:x2="15.625cm" svg:y2="14.856cm">
            <text:p/>
          </draw:line>
          <draw:g>
            <draw:custom-shape draw:style-name="gr7" draw:text-style-name="P5" draw:layer="layout" svg:width="25.062cm" svg:height="2.252cm" svg:x="3.094cm" svg:y="20.618cm">
              <text:p text:style-name="P4"><text:span text:style-name="T3">M</text:span><text:span text:style-name="T3">ah</text:span><text:span text:style-name="T3">as</text:span><text:span text:style-name="T3">is</text:span><text:span text:style-name="T3">w</text:span><text:span text:style-name="T3">a </text:span><text:span text:style-name="T3">m</text:span><text:span text:style-name="T3">a</text:span><text:span text:style-name="T3">m</text:span><text:span text:style-name="T3">pu </text:span><text:span text:style-name="T3">m</text:span><text:span text:style-name="T3">en</text:span><text:span text:style-name="T3">en</text:span><text:span text:style-name="T3">tu</text:span><text:span text:style-name="T3">ka</text:span><text:span text:style-name="T3">n </text:span><text:span text:style-name="T3">ak</text:span><text:span text:style-name="T3">ar</text:span><text:span text:style-name="T3">-</text:span><text:span text:style-name="T3">ak</text:span><text:span text:style-name="T3">ar </text:span><text:span text:style-name="T3">da</text:span><text:span text:style-name="T3">ri </text:span><text:span text:style-name="T3">pe</text:span><text:span text:style-name="T3">rs</text:span><text:span text:style-name="T3">a</text:span><text:span text:style-name="T3">m</text:span><text:span text:style-name="T3">aa</text:span><text:span text:style-name="T3">n </text:span><text:span text:style-name="T3">no</text:span><text:span text:style-name="T3">n </text:span><text:span text:style-name="T3">li</text:span><text:span text:style-name="T3">ni</text:span><text:span text:style-name="T3">er </text:span><text:span text:style-name="T3">se</text:span><text:span text:style-name="T3">ca</text:span><text:span text:style-name="T3">ra </text:span><text:span text:style-name="T3">nu</text:span><text:span text:style-name="T3">m</text:span><text:span text:style-name="T3">er</text:span><text:span text:style-name="T3">ik</text:span></text:p>
              <text:p text:style-name="P4"><text:span text:style-name="T3">(C</text:span><text:span text:style-name="T3">3, </text:span><text:span text:style-name="T3">A</text:span><text:span text:style-name="T3">3, </text:span><text:span text:style-name="T3">P</text:span><text:span text:style-name="T3">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3" draw:layer="layout" svg:x1="15.625cm" svg:y1="20.642cm" svg:x2="15.625cm" svg:y2="18.797cm">
              <text:p/>
            </draw:line>
            <draw:g>
              <draw:custom-shape draw:style-name="gr8" draw:text-style-name="P5" draw:layer="layout" svg:width="27.44cm" svg:height="2.339cm" svg:x="1.905cm" svg:y="24.658cm">
                <text:p text:style-name="P4"><text:span text:style-name="T3">M</text:span><text:span text:style-name="T3">ah</text:span><text:span text:style-name="T3">asi</text:span><text:span text:style-name="T3">sw</text:span><text:span text:style-name="T3">a </text:span><text:span text:style-name="T3">ma</text:span><text:span text:style-name="T3">m</text:span><text:span text:style-name="T3">pu </text:span><text:span text:style-name="T3">me</text:span><text:span text:style-name="T3">ma</text:span><text:span text:style-name="T3">ha</text:span><text:span text:style-name="T3">mi </text:span><text:span text:style-name="T3">fu</text:span><text:span text:style-name="T3">ng</text:span><text:span text:style-name="T3">si </text:span><text:span text:style-name="T3">me</text:span><text:span text:style-name="T3">to</text:span><text:span text:style-name="T3">de </text:span><text:span text:style-name="T3">nu</text:span><text:span text:style-name="T3">me</text:span><text:span text:style-name="T3">rik </text:span><text:span text:style-name="T3">da</text:span><text:span text:style-name="T3">la</text:span><text:span text:style-name="T3">m </text:span><text:span text:style-name="T3">su</text:span><text:span text:style-name="T3">at</text:span><text:span text:style-name="T3">u </text:span><text:span text:style-name="T3">pe</text:span><text:span text:style-name="T3">rm</text:span><text:span text:style-name="T3">as</text:span><text:span text:style-name="T3">ala</text:span><text:span text:style-name="T3">ha</text:span><text:span text:style-name="T3">n </text:span><text:span text:style-name="T3">ma</text:span><text:span text:style-name="T3">te</text:span><text:span text:style-name="T3">ma</text:span><text:span text:style-name="T3">tik</text:span></text:p>
                <text:p text:style-name="P4"><text:span text:style-name="T3">(C</text:span><text:span text:style-name="T3">2, </text:span><text:span text:style-name="T3">A2</text:span><text:span text:style-name="T3">, </text:span><text:span text:style-name="T3">P2</text:span><text:span text:style-name="T3">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3" draw:layer="layout" svg:x1="15.625cm" svg:y1="24.681cm" svg:x2="15.625cm" svg:y2="23.207cm">
                <text:p/>
              </draw:line>
            </draw:g>
          </draw:g>
        </draw:g>
        <draw:custom-shape draw:style-name="gr9" draw:text-style-name="P7" draw:layer="layout" svg:width="1.27cm" svg:height="1.27cm" svg:x="0.995cm" svg:y="24.022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0" draw:text-style-name="P3" draw:layer="layout" svg:x1="0.678cm" svg:y1="15.159cm" svg:x2="31.158cm" svg:y2="15.159cm">
            <text:p/>
          </draw:line>
          <draw:custom-shape draw:style-name="gr11" draw:text-style-name="P5" draw:layer="layout" svg:width="11.43cm" svg:height="2.956cm" svg:x="31.157cm" svg:y="13.681cm">
            <text:p text:style-name="P4"><text:span text:style-name="T3">Ujian Tengah Semester : Minggu 8</text:span></text:p>
            <text:p text:style-name="P4"><text:span text:style-name="T3">Pembahasan Kui1 1 : Minggu 7</text:span></text:p>
            <text:p text:style-name="P4"><text:span text:style-name="T3">Kuis 1 : Minggu ke-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" draw:text-style-name="P7" draw:layer="layout" svg:width="1.789cm" svg:height="1.27cm" svg:x="5.64cm" svg:y="12.137cm">
          <text:p text:style-name="P6"><text:span text:style-name="T4">9-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27cm" svg:height="1.27cm" svg:x="6.978cm" svg:y="5.118cm">
          <text:p text:style-name="P6"><text:span text:style-name="T4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286cm" svg:height="1.27cm" svg:x="6.668cm" svg:y="8.663cm">
          <text:p text:style-name="P6"><text:span text:style-name="T4">11-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0" draw:text-style-name="P3" draw:layer="layout" svg:x1="0.678cm" svg:y1="4.2cm" svg:x2="31.158cm" svg:y2="4.2cm">
            <text:p/>
          </draw:line>
          <draw:custom-shape draw:style-name="gr11" draw:text-style-name="P5" draw:layer="layout" svg:width="11.43cm" svg:height="2.956cm" svg:x="31.04cm" svg:y="2.722cm">
            <text:p text:style-name="P4"><text:span text:style-name="T3">Ujian </text:span><text:span text:style-name="T3">Tengah </text:span><text:span text:style-name="T3">Semester : </text:span><text:span text:style-name="T3">Minggu 16</text:span></text:p>
            <text:p text:style-name="P4"><text:span text:style-name="T3">Pembahasa</text:span><text:span text:style-name="T3">n Kui1 1 : </text:span><text:span text:style-name="T3">Minggu 15</text:span></text:p>
            <text:p text:style-name="P4"><text:span text:style-name="T3">Kuis 2 : </text:span><text:span text:style-name="T3">Minggu ke-</text:span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8" draw:layer="layout" svg:width="1.747cm" svg:height="1.249cm" draw:transform="skewX (0.0127409035395586) rotate (-0.0120427718387613) translate (1.715cm 19.911cm)">
          <text:p text:style-name="P4"><text:span text:style-name="T3">2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.778cm" svg:height="1.27cm" svg:x="3.852cm" svg:y="15.685cm">
          <text:p text:style-name="P6"><text:span text:style-name="T4">4-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libri3" svg:font-family="Calibri, Calibri" style:font-family-generic="swiss"/>
    <style:font-face style:name="Calibri4" svg:font-family="Calibri, 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Lucida Sans Unicode1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125cm" fo:margin-bottom="0cm" fo:line-height="115%" fo:text-align="start" style:text-autospace="none" style:writing-mode="lr-tb"/>
      <style:text-properties fo:color="#366091" loext:opacity="100%" style:font-name="Cambria" fo:font-family="Cambria" style:font-family-generic="roman" style:font-pitch="variable" fo:font-style="italic" style:font-name-asian="Cambria1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cm" fo:margin-bottom="0.623cm" fo:line-height="115%" fo:text-align="start" style:text-autospace="none" style:writing-mode="lr-tb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Droid Sans Devanagari1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0.1cm" fo:margin-bottom="0.1cm" fo:margin-left="0.1cm" fo:margin-right="0.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3.4.2$Linux_X86_64 LibreOffice_project/30$Build-2</meta:generator>
    <dc:date>2022-08-22T15:25:35.206600385</dc:date>
    <meta:editing-duration>PT2H56M3S</meta:editing-duration>
    <meta:editing-cycles>14</meta:editing-cycles>
    <dc:creator>Mifta Nur Farid</dc:creator>
    <meta:document-statistic meta:object-count="28"/>
  </office:meta>
</office:document-meta>
</file>